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4.41mm"/>
    </style:style>
    <style:style style:name="co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49pt solid #000000"/>
    </style:style>
    <style:style style:name="ce2" style:family="table-cell" style:parent-style-name="Default">
      <style:table-cell-properties fo:border-bottom="0.06pt solid #000000" fo:border-left="2.49pt solid #000000" fo:border-right="2.49pt solid #000000" fo:border-top="0.06pt solid #000000"/>
    </style:style>
    <style:style style:name="ce3" style:family="table-cell" style:parent-style-name="Default">
      <style:table-cell-properties fo:border-bottom="2.49pt solid #000000" fo:border-left="2.49pt solid #000000" fo:border-right="2.49pt solid #000000" fo:border-top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2.49pt solid #000000" fo:border-right="0.06pt solid #000000" fo:border-top="2.49pt solid #000000"/>
    </style:style>
    <style:style style:name="ce6" style:family="table-cell" style:parent-style-name="Default">
      <style:table-cell-properties fo:border-bottom="2.49pt solid #000000" fo:border-left="2.49pt solid #000000" fo:border-right="0.06pt solid #000000" fo:border-top="0.06pt solid #000000"/>
    </style:style>
    <style:style style:name="ce7" style:family="table-cell" style:parent-style-name="Default">
      <style:table-cell-properties fo:border-bottom="2.49pt solid #000000" fo:border-left="0.06pt solid #000000" fo:border-right="0.06pt solid #000000" fo:border-top="2.49pt solid #000000"/>
    </style:style>
    <style:style style:name="ce8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0" style:family="table-cell" style:parent-style-name="Default">
      <style:table-cell-properties fo:border-bottom="2.49pt solid #000000" fo:border-left="0.06pt solid #000000" fo:border-right="2.49pt solid #000000" fo:border-top="2.49pt solid #000000"/>
    </style:style>
    <style:style style:name="ce11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3" style:family="table-cell" style:parent-style-name="Default">
      <style:table-cell-properties fo:border-bottom="2.49pt solid #000000" fo:border-left="0.06pt solid #000000" fo:border-right="2.49pt solid #000000" fo:border-top="0.06pt solid #000000"/>
    </style:style>
  </office:automatic-styles>
  <office:body>
    <office:spreadsheet>
      <table:table table:name="Feuille1" table:style-name="ta1" table:print="false">
        <table:table-column table:style-name="co3" table:default-cell-style-name="ce2"/>
        <table:table-column table:style-name="co2" table:default-cell-style-name="ce4"/>
        <table:table-column table:style-name="co2" table:default-cell-style-name="ce12"/>
        <table:table-column table:style-name="co2" table:number-columns-repeated="4" table:default-cell-style-name="Default"/>
        <table:table-row table:style-name="ro3">
          <table:table-cell table:style-name="ce1" office:value-type="string" calcext:value-type="string">
            <text:p>ms/followers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table:style-name="ce11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66" calcext:value-type="float">
            <text:p>266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3" calcext:value-type="float">
            <text:p>243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95" calcext:value-type="float">
            <text:p>195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3" calcext:value-type="float">
            <text:p>263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11" calcext:value-type="float">
            <text:p>211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8" office:value-type="float" office:value="253" calcext:value-type="float">
            <text:p>253</text:p>
          </table:table-cell>
          <table:table-cell table:style-name="ce13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4"/>
          <table:table-cell/>
          <table:table-cell table:style-name="ce4"/>
          <table:table-cell table:number-columns-repeated="4"/>
        </table:table-row>
        <table:table-row table:style-name="ro2">
          <table:table-cell table:style-name="ce5" office:value-type="string" calcext:value-type="string">
            <text:p>moyenne</text:p>
          </table:table-cell>
          <table:table-cell table:style-name="ce9" table:formula="of:=SUM([.B2:.B31])/[.$A31]" office:value-type="float" office:value="220.066666666667" calcext:value-type="float">
            <text:p>220,0666666667</text:p>
          </table:table-cell>
          <table:table-cell table:style-name="ce11" table:formula="of:=SUM([.C2:.C31])/[.$A31]" office:value-type="float" office:value="194.833333333333" calcext:value-type="float">
            <text:p>194,8333333333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variance</text:p>
          </table:table-cell>
          <table:table-cell table:style-name="ce8" table:formula="of:=STDEVA([.B33:.C33])" office:value-type="float" office:value="17.8426611119405" calcext:value-type="float">
            <text:p>17,8426611119</text:p>
          </table:table-cell>
          <table:table-cell table:style-name="ce13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3">
          <table:table-cell table:style-name="Default" office:value-type="string" calcext:value-type="string" table:number-columns-spanned="7" table:number-rows-spanned="1">
            <text:p>Le temps de récupération des tweets envoyés est indépendant du nombre de followers.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3">
          <table:table-cell table:style-name="Default" office:value-type="string" calcext:value-type="string" table:number-columns-spanned="5" table:number-rows-spanned="1">
            <text:p>Nous n'avons pas pu en faire plus en raison du quota du datastore.</text:p>
          </table:table-cell>
          <table:covered-table-cell table:number-columns-repeated="2" table:style-name="Default"/>
          <table:covered-table-cell table:number-columns-repeated="2"/>
          <table:table-cell table:number-columns-repeated="2"/>
        </table:table-row>
        <table:table-row table:style-name="ro4">
          <table:table-cell table:style-name="Default" office:value-type="string" calcext:value-type="string">
            <text:p>Le temps en MS ne compte pas le réseau (temps compté par le serveur)</text:p>
          </table:table-cell>
          <table:table-cell table:style-name="Default" table:number-columns-repeated="2"/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/00/0000</text:date>, <text:time style:data-style-name="N2" text:time-value="23:18:45.111169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22:48:50.22</meta:creation-date>
    <dc:date>2017-12-22T23:19:36.241441972</dc:date>
    <meta:editing-duration>PT12M11S</meta:editing-duration>
    <meta:editing-cycles>2</meta:editing-cycles>
    <meta:generator>LibreOffice/5.1.6.2$Linux_X86_64 LibreOffice_project/10m0$Build-2</meta:generator>
    <meta:document-statistic meta:table-count="3" meta:cell-count="101" meta:object-count="0"/>
  </office:meta>
</office:document-meta>
</file>